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94bd5e" draw:textarea-horizontal-align="center" draw:textarea-vertical-align="middle"/>
    </style:style>
    <style:style style:name="gr6" style:family="graphic" style:parent-style-name="standard">
      <style:graphic-properties draw:fill-color="#ff420e" draw:textarea-horizontal-align="center" draw:textarea-vertical-align="middle"/>
    </style:style>
    <style:style style:name="gr7" style:family="graphic" style:parent-style-name="standard">
      <style:graphic-properties draw:fill-color="#e6e64c" draw:textarea-horizontal-align="center" draw:textarea-vertical-align="middle"/>
    </style:style>
    <style:style style:name="gr8" style:family="graphic" style:parent-style-name="standard">
      <style:graphic-properties draw:fill-color="#9999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15cm" svg:height="1.905cm" svg:x="3.54cm" svg:y="2.27cm">
          <text:p text:style-name="P1">Requirement Spec.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715cm" svg:height="1.905cm" svg:x="3.54cm" svg:y="4.81cm">
          <text:p text:style-name="P1">Service 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715cm" svg:height="1.905cm" svg:x="3.54cm" svg:y="7.35cm">
          <text:p text:style-name="P1">Service Component</text:p>
          <text:p text:style-name="P1">Ex DB, Encrypt.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715cm" svg:height="1.905cm" svg:x="3.54cm" svg:y="9.89cm">
          <text:p text:style-name="P1"/>
          <text:p text:style-name="P1">MVC of </text:p>
          <text:p text:style-name="P1">EachCompone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715cm" svg:height="1.905cm" svg:x="3.54cm" svg:y="12.43cm">
          <text:p text:style-name="P1">Language Libr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715cm" svg:height="1.905cm" svg:x="3.54cm" svg:y="14.97cm">
          <text:p text:style-name="P1">OS Mapp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715cm" svg:height="1.905cm" svg:x="3.54cm" svg:y="17.51cm">
          <text:p text:style-name="P1">CPU layer.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715cm" svg:height="1.905cm" svg:x="3.54cm" svg:y="20.05cm">
          <text:p text:style-name="P1">Interface layer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715cm" svg:height="1.905cm" svg:x="3.54cm" svg:y="22.59cm">
          <text:p text:style-name="P1">H/w Senso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397cm" svg:y1="4.175cm" svg:x2="6.397cm" svg:y2="4.81cm" draw:start-shape="id1" draw:start-glue-point="2" draw:end-shape="id2" draw:end-glue-point="0" svg:d="m6397 4175v635">
          <text:p/>
        </draw:connector>
        <draw:connector draw:style-name="gr2" draw:text-style-name="P2" draw:layer="layout" svg:x1="6.397cm" svg:y1="6.715cm" svg:x2="6.397cm" svg:y2="7.35cm" draw:start-shape="id2" draw:start-glue-point="2" draw:end-shape="id3" draw:end-glue-point="0" svg:d="m6397 6715v635">
          <text:p/>
        </draw:connector>
        <draw:connector draw:style-name="gr2" draw:text-style-name="P2" draw:layer="layout" svg:x1="6.397cm" svg:y1="9.255cm" svg:x2="6.397cm" svg:y2="9.89cm" draw:start-shape="id3" draw:start-glue-point="2" draw:end-shape="id4" draw:end-glue-point="0" svg:d="m6397 9255v635">
          <text:p/>
        </draw:connector>
        <draw:connector draw:style-name="gr2" draw:text-style-name="P2" draw:layer="layout" svg:x1="6.397cm" svg:y1="11.795cm" svg:x2="6.397cm" svg:y2="12.43cm" draw:start-shape="id4" draw:start-glue-point="2" draw:end-shape="id5" draw:end-glue-point="0" svg:d="m6397 11795v635">
          <text:p/>
        </draw:connector>
        <draw:connector draw:style-name="gr2" draw:text-style-name="P2" draw:layer="layout" svg:x1="6.397cm" svg:y1="14.335cm" svg:x2="6.397cm" svg:y2="14.97cm" draw:start-shape="id5" draw:start-glue-point="2" draw:end-shape="id6" draw:end-glue-point="0" svg:d="m6397 14335v635">
          <text:p/>
        </draw:connector>
        <draw:connector draw:style-name="gr2" draw:text-style-name="P2" draw:layer="layout" svg:x1="6.397cm" svg:y1="16.875cm" svg:x2="6.397cm" svg:y2="17.51cm" draw:start-shape="id6" draw:start-glue-point="2" draw:end-shape="id7" draw:end-glue-point="0" svg:d="m6397 16875v635">
          <text:p/>
        </draw:connector>
        <draw:connector draw:style-name="gr2" draw:text-style-name="P2" draw:layer="layout" svg:x1="6.397cm" svg:y1="19.415cm" svg:x2="6.397cm" svg:y2="20.05cm" draw:start-shape="id7" draw:start-glue-point="2" draw:end-shape="id8" draw:end-glue-point="0" svg:d="m6397 19415v635">
          <text:p/>
        </draw:connector>
        <draw:connector draw:style-name="gr2" draw:text-style-name="P2" draw:layer="layout" svg:x1="6.397cm" svg:y1="21.955cm" svg:x2="6.397cm" svg:y2="22.59cm" draw:start-shape="id8" draw:start-glue-point="2" draw:end-shape="id9" draw:end-glue-point="0" svg:d="m6397 21955v635">
          <text:p/>
        </draw:connector>
        <draw:custom-shape draw:style-name="gr3" draw:text-style-name="P1" draw:layer="layout" svg:width="2.54cm" svg:height="9.525cm" svg:x="10.525cm" svg:y="2.27cm">
          <text:p text:style-name="P1">.S</text:p>
          <text:p text:style-name="P1">e</text:p>
          <text:p text:style-name="P1">c</text:p>
          <text:p text:style-name="P1">u</text:p>
          <text:p text:style-name="P1">r</text:p>
          <text:p text:style-name="P1">I</text:p>
          <text:p text:style-name="P1">t</text:p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9.525cm" svg:x="13.7cm" svg:y="2.27cm">
          <text:p text:style-name="P1">.P</text:p>
          <text:p text:style-name="P1">e</text:p>
          <text:p text:style-name="P1">r</text:p>
          <text:p text:style-name="P1">f</text:p>
          <text:p text:style-name="P1">o</text:p>
          <text:p text:style-name="P1">r</text:p>
          <text:p text:style-name="P1">m</text:p>
          <text:p text:style-name="P1">a</text:p>
          <text:p text:style-name="P1">n</text:p>
          <text:p text:style-name="P1">c</text:p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9.525cm" svg:x="16.875cm" svg:y="2.27cm">
          <text:p text:style-name="P1">Testing</text:p>
          <text:p text:style-name="P1">&amp;</text:p>
          <text:p text:style-name="P1">RealIa</text:p>
          <text:p text:style-name="P1">bIlIty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543cm" svg:height="0.962cm" svg:x="5.444cm" svg:y="25.765cm">
          <draw:text-box>
            <text:p text:style-name="P3"><text:span text:style-name="T1">MVC++ <text:s/>(End to End product design)</text:span></text:p>
          </draw:text-box>
        </draw:frame>
        <draw:rect draw:style-name="gr5" draw:text-style-name="P2" draw:layer="layout" svg:width="1.27cm" svg:height="4.445cm" svg:x="9.89cm" svg:y="12.43cm">
          <text:p text:style-name="P2">Q</text:p>
          <text:p text:style-name="P2">t</text:p>
        </draw:rect>
        <draw:rect draw:style-name="gr5" draw:text-style-name="P2" draw:layer="layout" svg:width="1.27cm" svg:height="4.445cm" svg:x="11.795cm" svg:y="12.43cm">
          <text:p text:style-name="P2">J</text:p>
          <text:p text:style-name="P2">A</text:p>
          <text:p text:style-name="P2">V</text:p>
          <text:p text:style-name="P2">A</text:p>
        </draw:rect>
        <draw:rect draw:style-name="gr6" draw:text-style-name="P2" draw:layer="layout" svg:width="1.905cm" svg:height="4.445cm" svg:x="13.7cm" svg:y="14.97cm">
          <text:p text:style-name="P2">L</text:p>
          <text:p text:style-name="P2">I</text:p>
          <text:p text:style-name="P2">N</text:p>
          <text:p text:style-name="P2">U</text:p>
          <text:p text:style-name="P2">X</text:p>
        </draw:rect>
        <draw:rect draw:style-name="gr6" draw:text-style-name="P2" draw:layer="layout" svg:width="1.905cm" svg:height="4.445cm" svg:x="16.24cm" svg:y="14.97cm">
          <text:p text:style-name="P2"/>
          <text:p text:style-name="P2"><text:span text:style-name="T2">A</text:span></text:p>
          <text:p text:style-name="P2"><text:span text:style-name="T2">N</text:span></text:p>
          <text:p text:style-name="P2"><text:span text:style-name="T2">D</text:span></text:p>
          <text:p text:style-name="P2"><text:span text:style-name="T2">R</text:span></text:p>
          <text:p text:style-name="P2"><text:span text:style-name="T2">O</text:span></text:p>
          <text:p text:style-name="P2"><text:span text:style-name="T2">I</text:span></text:p>
          <text:p text:style-name="P2"><text:span text:style-name="T2">D</text:span></text:p>
          <text:p text:style-name="P2"><text:span text:style-name="T2"/></text:p>
        </draw:rect>
        <draw:rect draw:style-name="gr7" draw:text-style-name="P2" draw:layer="layout" svg:width="1.905cm" svg:height="1.905cm" svg:x="10.525cm" svg:y="20.05cm">
          <text:p text:style-name="P2">Wifi</text:p>
        </draw:rect>
        <draw:rect draw:style-name="gr7" draw:text-style-name="P2" draw:layer="layout" svg:width="1.905cm" svg:height="1.905cm" svg:x="13.065cm" svg:y="20.05cm">
          <text:p text:style-name="P2">USB</text:p>
        </draw:rect>
        <draw:rect draw:style-name="gr7" draw:text-style-name="P2" draw:layer="layout" svg:width="1.905cm" svg:height="1.905cm" svg:x="15.605cm" svg:y="20.05cm">
          <text:p text:style-name="P2">BT</text:p>
        </draw:rect>
        <draw:rect draw:style-name="gr8" draw:text-style-name="P2" draw:layer="layout" svg:width="1.905cm" svg:height="1.905cm" svg:x="10.525cm" svg:y="22.59cm">
          <text:p text:style-name="P2">Gyro</text:p>
        </draw:rect>
        <draw:rect draw:style-name="gr8" draw:text-style-name="P2" draw:layer="layout" svg:width="1.905cm" svg:height="1.905cm" svg:x="13.065cm" svg:y="22.59cm">
          <text:p text:style-name="P2">Accel</text:p>
        </draw:rect>
        <draw:rect draw:style-name="gr8" draw:text-style-name="P2" draw:layer="layout" svg:width="1.905cm" svg:height="1.905cm" svg:x="15.605cm" svg:y="22.59cm">
          <text:p text:style-name="P2">GP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wichai tos</meta:initial-creator>
    <meta:creation-date>2010-11-18T10:34:18</meta:creation-date>
    <dc:creator>wichai tos</dc:creator>
    <dc:date>2012-03-16T13:23:51</dc:date>
    <meta:editing-cycles>6</meta:editing-cycles>
    <meta:editing-duration>PT43M48S</meta:editing-duration>
    <meta:printed-by>wichai tos</meta:printed-by>
    <meta:print-date>2012-03-16T13:20:33</meta:print-date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